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16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font-name="Calibri" fo:font-size="18pt" fo:font-weight="bold" style:font-name-asian="Droid Sans Fallback" style:font-size-asian="18pt" style:font-weight-asian="bold" style:font-name-complex="Calibri" style:font-size-complex="18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336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-asian="Droid Sans Fallback" style:font-size-asian="11pt" style:font-size-complex="11pt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size-asian="12pt" style:font-size-complex="12pt"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row table:style-name="ro1">
          <table:table-cell office:value-type="string" calcext:value-type="string">
            <text:p><text:a xlink:href="python://khoi_tao()" xlink:type="simple">khoi_tao</text:a>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VVTI - OpenERP - Access Control List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5" table:number-columns-spanned="4" table:number-rows-spanned="1"/>
          <table:covered-table-cell table:number-columns-repeated="3" table:style-name="ce5"/>
        </table:table-row>
        <table:table-row table:style-name="ro4">
          <table:table-cell table:style-name="ce1" office:value-type="string" calcext:value-type="string">
            <text:p>Screens</text:p>
          </table:table-cell>
          <table:table-cell table:style-name="ce1" office:value-type="string" calcext:value-type="string">
            <text:p>Controls</text:p>
          </table:table-cell>
          <table:table-cell table:style-name="ce3" office:value-type="string" calcext:value-type="string" table:number-columns-spanned="1" table:number-rows-spanned="7">
            <text:p><text:a xlink:href="python://for%20each=%22col%20in%20get_groups()%22" xlink:type="simple">for col</text:a></text:p>
          </table:table-cell>
          <table:table-cell table:style-name="ce10" office:value-type="string" calcext:value-type="string">
            <text:p><text:a xlink:href="python://get_group_name(col)" xlink:type="simple">get_group_name</text:a></text:p>
          </table:table-cell>
          <table:table-cell table:style-name="ce3" office:value-type="string" calcext:value-type="string" table:number-columns-spanned="1" table:number-rows-spanned="7">
            <text:p><text:a xlink:href="python:///for" xlink:type="simple">end for col</text:a></text:p>
          </table:table-cell>
        </table:table-row>
        <table:table-row table:style-name="ro5">
          <table:table-cell table:style-name="ce2" office:value-type="string" calcext:value-type="string">
            <text:p><text:span text:style-name="T1"><text:a xlink:href="python://for%20each=%22row%20in%20get_models()%22" xlink:type="simple">for row</text:a></text:span></text:p>
          </table:table-cell>
          <table:table-cell/>
          <table:covered-table-cell table:style-name="ce7"/>
          <table:table-cell table:style-name="ce7"/>
          <table:covered-table-cell table:style-name="ce7"/>
        </table:table-row>
        <table:table-row table:style-name="ro6">
          <table:table-cell table:style-name="ce3" office:value-type="string" calcext:value-type="string" table:number-columns-spanned="1" table:number-rows-spanned="4">
            <text:p><text:a xlink:href="python://get_model_name(row)" xlink:type="simple">get_model_name</text:a></text:p>
          </table:table-cell>
          <table:table-cell office:value-type="string" calcext:value-type="string">
            <text:p>Create</text:p>
          </table:table-cell>
          <table:covered-table-cell/>
          <table:table-cell office:value-type="string" calcext:value-type="string">
            <text:p><text:span text:style-name="T2"><text:a xlink:href="python://if test=&quot;get_acl(col,row,'create')&quot;" xlink:type="simple">if</text:a></text:span><text:span text:style-name="T2">Y</text:span><text:span text:style-name="T2"><text:a xlink:href="python:///if" xlink:type="simple">/if</text:a></text:span><text:span text:style-name="T2"><text:a xlink:href="python://if%20test=%22not%20get_acl(col,row,'create')%22" xlink:type="simple">if</text:a></text:span>N<text:span text:style-name="T2"><text:a xlink:href="python:///if" xlink:type="simple">/if</text:a></text:span></text:p>
          </table:table-cell>
          <table:covered-table-cell/>
        </table:table-row>
        <table:table-row table:style-name="ro6">
          <table:covered-table-cell table:style-name="ce2"/>
          <table:table-cell office:value-type="string" calcext:value-type="string">
            <text:p>Edit</text:p>
          </table:table-cell>
          <table:covered-table-cell/>
          <table:table-cell office:value-type="string" calcext:value-type="string">
            <text:p><text:span text:style-name="T3"><text:a xlink:href="python://if test=&quot;get_acl(col,row,'write')&quot;" xlink:type="simple">if</text:a></text:span><text:span text:style-name="T3">Y</text:span><text:span text:style-name="T3"><text:a xlink:href="python:///if" xlink:type="simple">/if</text:a></text:span><text:span text:style-name="T3"><text:a xlink:href="python://if%20test=%22not%20get_acl(col,row,'write')%22" xlink:type="simple">if</text:a></text:span><text:span text:style-name="T4">N</text:span><text:span text:style-name="T5"><text:a xlink:href="python:///if" xlink:type="simple">/if</text:a></text:span></text:p>
          </table:table-cell>
          <table:covered-table-cell/>
        </table:table-row>
        <table:table-row table:style-name="ro6">
          <table:covered-table-cell table:style-name="ce2"/>
          <table:table-cell office:value-type="string" calcext:value-type="string">
            <text:p>Delete</text:p>
          </table:table-cell>
          <table:covered-table-cell/>
          <table:table-cell office:value-type="string" calcext:value-type="string">
            <text:p><text:span text:style-name="T2"><text:a xlink:href="python://if test=&quot;get_acl(col,row,'unlink')&quot;" xlink:type="simple">if</text:a></text:span><text:span text:style-name="T2">Y</text:span><text:span text:style-name="T2"><text:a xlink:href="python:///if" xlink:type="simple">/if</text:a></text:span><text:span text:style-name="T2"><text:a xlink:href="python://if%20test=%22not%20get_acl(col,row,'unlink')%22" xlink:type="simple">if</text:a></text:span>N<text:span text:style-name="T2"><text:a xlink:href="python:///if" xlink:type="simple">/if</text:a></text:span></text:p>
          </table:table-cell>
          <table:covered-table-cell/>
        </table:table-row>
        <table:table-row table:style-name="ro6">
          <table:covered-table-cell table:style-name="ce2"/>
          <table:table-cell office:value-type="string" calcext:value-type="string">
            <text:p>View</text:p>
          </table:table-cell>
          <table:covered-table-cell table:style-name="ce9"/>
          <table:table-cell office:value-type="string" calcext:value-type="string">
            <text:p><text:span text:style-name="T2"><text:a xlink:href="python://if%20test=%22get_acl(col,row,'read')%22" xlink:type="simple">if</text:a></text:span><text:span text:style-name="T2">Y</text:span><text:span text:style-name="T2"><text:a xlink:href="python:///if" xlink:type="simple">/if</text:a></text:span><text:span text:style-name="T2"><text:a xlink:href="python://if%20test=%22not%20get_acl(col,row,'read')%22" xlink:type="simple">if</text:a></text:span>N<text:span text:style-name="T2"><text:a xlink:href="python:///if" xlink:type="simple">/if</text:a></text:span></text:p>
          </table:table-cell>
          <table:covered-table-cell table:style-name="ce9"/>
        </table:table-row>
        <table:table-row table:style-name="ro7">
          <table:table-cell table:style-name="ce2" office:value-type="string" calcext:value-type="string">
            <text:p><text:span text:style-name="T1"><text:a xlink:href="python:///for" xlink:type="simple">end for row</text:a></text:span></text:p>
          </table:table-cell>
          <table:table-cell/>
          <table:covered-table-cell/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6:24:51.463686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52:18.999456886</meta:creation-date>
    <meta:generator>LibreOffice/4.2.8.2$Linux_X86_64 LibreOffice_project/420m0$Build-2</meta:generator>
    <dc:date>2016-11-17T16:25:25.600306334</dc:date>
    <meta:editing-duration>PT2H5M34S</meta:editing-duration>
    <meta:editing-cycles>70</meta:editing-cycles>
    <meta:document-statistic meta:table-count="1" meta:cell-count="18" meta:object-count="0"/>
  </office:meta>
</office:document-meta>
</file>